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9bd" officeooo:paragraph-rsid="0005a9bd"/>
    </style:style>
    <style:style style:name="P2" style:family="paragraph" style:parent-style-name="Standard">
      <style:text-properties fo:font-size="18pt" fo:font-weight="bold" officeooo:rsid="0005a9bd" officeooo:paragraph-rsid="0005a9b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officeooo:rsid="0005a9bd" officeooo:paragraph-rsid="0005a9bd" style:font-size-asian="15.75pt" style:font-size-complex="18pt"/>
    </style:style>
    <style:style style:name="P4" style:family="paragraph" style:parent-style-name="Standard">
      <style:text-properties fo:font-size="18pt" style:text-underline-style="none" fo:font-weight="bold" officeooo:rsid="0005a9bd" officeooo:paragraph-rsid="0005a9bd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none" fo:font-weight="bold" officeooo:rsid="0006510d" officeooo:paragraph-rsid="0006510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2pt" fo:font-weight="bold" officeooo:rsid="0005a9bd" officeooo:paragraph-rsid="0005a9bd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officeooo:rsid="0005a9bd" officeooo:paragraph-rsid="0005a9bd" style:font-size-asian="10.5pt" style:font-size-complex="12pt"/>
    </style:style>
    <style:style style:name="P8" style:family="paragraph" style:parent-style-name="Standard">
      <style:text-properties fo:font-size="12pt" style:text-underline-style="none" fo:font-weight="bold" officeooo:rsid="0005a9bd" officeooo:paragraph-rsid="0005a9bd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06510d" officeooo:paragraph-rsid="0006510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111111" loext:opacity="100%" fo:font-size="12pt" fo:font-weight="bold" officeooo:rsid="0005a9bd" officeooo:paragraph-rsid="0005a9bd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0.5pt" style:text-underline-style="none" fo:font-weight="bold" officeooo:rsid="0005a9bd" officeooo:paragraph-rsid="0005a9bd" style:font-size-asian="10.5pt" style:font-weight-asian="bold" style:font-size-complex="10.5pt" style:font-weight-complex="bold"/>
    </style:style>
    <style:style style:name="P12" style:family="paragraph" style:parent-style-name="Standard">
      <style:text-properties fo:font-size="14pt" style:text-underline-style="none" fo:font-weight="bold" officeooo:rsid="0005a9bd" officeooo:paragraph-rsid="0005a9bd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06510d" officeooo:paragraph-rsid="0006510d" style:font-size-asian="12.25pt" style:font-weight-asian="bold" style:font-size-complex="14pt" style:font-weight-complex="bold"/>
    </style:style>
    <style:style style:name="T1" style:family="text">
      <style:text-properties fo:color="#111111" loext:opacity="100%"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SMIC_CLASS_DEMO</text:p>
      <text:p text:style-name="P10"/>
      <text:p text:style-name="P6">I. <text:span text:style-name="T1">my date_pack</text:span></text:p>
      <text:p text:style-name="P6"><text:span text:style-name="T1"/></text:p>
      <text:p text:style-name="P6">package mydatepack;</text:p>
      <text:p text:style-name="P6"><text:s/>//to illustrate equal() and hashCode() methods of Object class</text:p>
      <text:p text:style-name="P6">//illustrating the overriding of equals() and hashCode(0 methods</text:p>
      <text:p text:style-name="P6"><text:s text:c="4"/>public class mydate {</text:p>
      <text:p text:style-name="P6"><text:s text:c="8"/>private int dd;</text:p>
      <text:p text:style-name="P6"><text:s text:c="8"/>private int mm;</text:p>
      <text:p text:style-name="P6"><text:s text:c="8"/>private int yy;</text:p>
      <text:p text:style-name="P6"/>
      <text:p text:style-name="P6"><text:s text:c="8"/>public mydate(int dd, int mm, int yy) {</text:p>
      <text:p text:style-name="P6"><text:s text:c="12"/>this.dd = dd;</text:p>
      <text:p text:style-name="P6"><text:s text:c="12"/>this.mm = mm;</text:p>
      <text:p text:style-name="P6"><text:s text:c="12"/>this.yy = yy;</text:p>
      <text:p text:style-name="P6"><text:s text:c="8"/>}</text:p>
      <text:p text:style-name="P6"/>
      <text:p text:style-name="P6"><text:s text:c="8"/>@Override</text:p>
      <text:p text:style-name="P6"><text:s text:c="8"/>public int hashCode() {</text:p>
      <text:p text:style-name="P6"><text:s text:c="12"/>return(dd^mm^yy);//XOR operatorr taken to give hashcode,can also give any number</text:p>
      <text:p text:style-name="P6"><text:s text:c="11"/>/* return 1234;*/</text:p>
      <text:p text:style-name="P6"><text:s text:c="8"/>}</text:p>
      <text:p text:style-name="P6"/>
      <text:p text:style-name="P6"><text:s text:c="8"/>@Override</text:p>
      <text:p text:style-name="P6"><text:s text:c="8"/>public boolean equals(Object obj) {</text:p>
      <text:p text:style-name="P6"><text:s text:c="12"/>//parent class---&gt; object</text:p>
      <text:p text:style-name="P6"><text:s text:c="12"/>//reference ---&gt;obj</text:p>
      <text:p text:style-name="P6"><text:s text:c="12"/>mydatepack.mydate d=(mydatepack.mydate) obj;</text:p>
      <text:p text:style-name="P6"><text:s text:c="12"/>//this---&gt;m1 <text:s text:c="4"/>obj---&gt;m2/m3</text:p>
      <text:p text:style-name="P6"><text:s text:c="12"/>if((this.dd==d.dd) &amp;&amp; (this.mm==d.mm) &amp;&amp; (this.yy==d.yy))</text:p>
      <text:p text:style-name="P6"><text:s text:c="16"/>return <text:s/>true;</text:p>
      <text:p text:style-name="P6"><text:s text:c="12"/>else</text:p>
      <text:p text:style-name="P6"><text:s text:c="16"/>return false;</text:p>
      <text:p text:style-name="P6"/>
      <text:p text:style-name="P6"/>
      <text:p text:style-name="P6"><text:s text:c="8"/>}</text:p>
      <text:p text:style-name="P6"/>
      <text:p text:style-name="P6"><text:s text:c="8"/>@Override</text:p>
      <text:p text:style-name="P6"><text:s text:c="8"/>public String toString() {</text:p>
      <text:p text:style-name="P6"><text:s text:c="12"/>return "mydate{" +</text:p>
      <text:p text:style-name="P6"><text:s text:c="20"/>"dd=" + dd +</text:p>
      <text:p text:style-name="P6"><text:s text:c="20"/>", mm=" + mm +</text:p>
      <text:p text:style-name="P6"><text:s text:c="20"/>", yy=" + yy +</text:p>
      <text:p text:style-name="P6"><text:s text:c="20"/>'}';</text:p>
      <text:p text:style-name="P6"><text:s text:c="8"/>}</text:p>
      <text:p text:style-name="P6"><text:s text:c="4"/>}</text:p>
      <text:p text:style-name="P6"/>
      <text:p text:style-name="P6"/>
      <text:p text:style-name="P6"/>
      <text:p text:style-name="P6"/>
      <text:p text:style-name="P1"/>
      <text:p text:style-name="P1"><text:soft-page-break/>II.<text:span text:style-name="T4"> main_pack</text:span></text:p>
      <text:p text:style-name="P1"><text:span text:style-name="T4"/></text:p>
      <text:p text:style-name="P1"><text:span text:style-name="T4">package com.thbs.mainpack;</text:span></text:p>
      <text:p text:style-name="P1"><text:span text:style-name="T4"/></text:p>
      <text:p text:style-name="P1"><text:span text:style-name="T4">import mydatepack.mydate;</text:span></text:p>
      <text:p text:style-name="P1"><text:span text:style-name="T4"/></text:p>
      <text:p text:style-name="P1"><text:span text:style-name="T4"/></text:p>
      <text:p text:style-name="P1"><text:span text:style-name="T4">public class Main {</text:span></text:p>
      <text:p text:style-name="P1"><text:span text:style-name="T4"/></text:p>
      <text:p text:style-name="P1"><text:span text:style-name="T4"><text:s text:c="4"/>public static void main(String[] args) {</text:span></text:p>
      <text:p text:style-name="P1"><text:span text:style-name="T4"><text:tab/>// write your code here</text:span></text:p>
      <text:p text:style-name="P1"><text:span text:style-name="T4"/></text:p>
      <text:p text:style-name="P1"><text:span text:style-name="T4"><text:s text:c="7"/>/* mydate m1=new mydate(27,9,2021);</text:span></text:p>
      <text:p text:style-name="P1"><text:span text:style-name="T4"><text:s text:c="8"/>mydate m2=new mydate(27,9,2021);</text:span></text:p>
      <text:p text:style-name="P1"><text:span text:style-name="T4"/></text:p>
      <text:p text:style-name="P1"><text:span text:style-name="T4"><text:s text:c="7"/>*//* System.out.println(m1.equals(m2));</text:span></text:p>
      <text:p text:style-name="P1"><text:span text:style-name="T4"><text:s text:c="8"/>System.out.println(m1==m2);</text:span></text:p>
      <text:p text:style-name="P1"><text:span text:style-name="T4"><text:s text:c="8"/>//on default it compares the references not the content</text:span></text:p>
      <text:p text:style-name="P1"><text:span text:style-name="T4"/></text:p>
      <text:p text:style-name="P1"><text:span text:style-name="T4"><text:s text:c="8"/>mydate m3=m1;//making both the references as same</text:span></text:p>
      <text:p text:style-name="P1"><text:span text:style-name="T4"><text:s text:c="8"/>System.out.println(m1.equals(m3));*/</text:span></text:p>
      <text:p text:style-name="P1"><text:span text:style-name="T4"/></text:p>
      <text:p text:style-name="P1"><text:span text:style-name="T4"><text:s text:c="8"/>//After overriding</text:span></text:p>
      <text:p text:style-name="P1"><text:span text:style-name="T4"><text:s text:c="8"/>mydate m1=new mydate(27,9,21);</text:span></text:p>
      <text:p text:style-name="P1"><text:span text:style-name="T4"><text:s text:c="8"/>mydate m2=new mydate(27,9,21);</text:span></text:p>
      <text:p text:style-name="P1"><text:span text:style-name="T4"><text:s text:c="8"/>mydate m3=m1;</text:span></text:p>
      <text:p text:style-name="P1"><text:span text:style-name="T4"><text:s text:c="8"/>System.out.println(m1.equals(m2));</text:span></text:p>
      <text:p text:style-name="P1"><text:span text:style-name="T4"/></text:p>
      <text:p text:style-name="P1"><text:span text:style-name="T4"/></text:p>
      <text:p text:style-name="P1"><text:span text:style-name="T4"><text:s text:c="8"/>System.out.println("Using == operator");</text:span></text:p>
      <text:p text:style-name="P1"><text:span text:style-name="T4"><text:s text:c="8"/>System.out.println(m1==m2);</text:span></text:p>
      <text:p text:style-name="P1"><text:span text:style-name="T4"><text:s text:c="8"/>System.out.println(m1==m3);</text:span></text:p>
      <text:p text:style-name="P1"><text:span text:style-name="T4"/></text:p>
      <text:p text:style-name="P1"><text:span text:style-name="T4"><text:s text:c="8"/>//After overriding hashcodes</text:span></text:p>
      <text:p text:style-name="P1"><text:span text:style-name="T4"><text:s text:c="5"/>/* <text:s text:c="2"/>mydate m1=new mydate(27,9,21);</text:span></text:p>
      <text:p text:style-name="P1"><text:span text:style-name="T4"><text:s text:c="8"/>mydate m2=new mydate(27,9,21);</text:span></text:p>
      <text:p text:style-name="P1"><text:span text:style-name="T4"><text:s text:c="8"/>mydate m3=m1;</text:span></text:p>
      <text:p text:style-name="P1"><text:span text:style-name="T4"><text:s text:c="8"/>System.out.println(m1.hashCode());</text:span></text:p>
      <text:p text:style-name="P1"><text:span text:style-name="T4"><text:s text:c="8"/>System.out.println(m2.hashCode());</text:span></text:p>
      <text:p text:style-name="P1"><text:span text:style-name="T4"><text:s text:c="8"/>System.out.println("after setting the hashcode");</text:span></text:p>
      <text:p text:style-name="P1"><text:span text:style-name="T4"><text:s text:c="8"/>System.out.println(m1.equals(m2));*/</text:span></text:p>
      <text:p text:style-name="P1"><text:span text:style-name="T4"><text:s text:c="8"/>//</text:span></text:p>
      <text:p text:style-name="P1"><text:span text:style-name="T4"><text:s text:c="4"/>}</text:span></text:p>
      <text:p text:style-name="P1"><text:span text:style-name="T4">}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oft-page-break/><text:span text:style-name="T4">CollectionSetDemo</text:span></text:p>
      <text:p text:style-name="P7"><text:span text:style-name="T4"/></text:p>
      <text:p text:style-name="P7"><text:span text:style-name="T4">I. </text:span><text:span text:style-name="T3">main_pack</text:span></text:p>
      <text:p text:style-name="P7"><text:span text:style-name="T3"/></text:p>
      <text:p text:style-name="P11">package com.thbs.mainpack;</text:p>
      <text:p text:style-name="P11">import java.util.LinkedHashSet;</text:p>
      <text:p text:style-name="P11">import java.util.Set;</text:p>
      <text:p text:style-name="P11"><text:s text:c="8"/>import java.util.HashSet;</text:p>
      <text:p text:style-name="P11">import java.util.TreeSet;</text:p>
      <text:p text:style-name="P11"/>
      <text:p text:style-name="P11">public class Main {</text:p>
      <text:p text:style-name="P11"/>
      <text:p text:style-name="P11"><text:s text:c="4"/>public static void main(String[] args) {</text:p>
      <text:p text:style-name="P11"><text:tab/>// write your code her</text:p>
      <text:p text:style-name="P11"><text:s text:c="8"/>Set s1=new HashSet();</text:p>
      <text:p text:style-name="P11"><text:s text:c="8"/>//method to insert or add elements in any collection is add()</text:p>
      <text:p text:style-name="P11"><text:s text:c="8"/>s1.add(1);</text:p>
      <text:p text:style-name="P11"><text:s text:c="8"/>s1.add(12.5);</text:p>
      <text:p text:style-name="P11"><text:s text:c="8"/>s1.add("Java");</text:p>
      <text:p text:style-name="P11"><text:s text:c="8"/>s1.add(null);</text:p>
      <text:p text:style-name="P11"><text:s text:c="8"/>s1.add(45.657F);</text:p>
      <text:p text:style-name="P11"><text:s text:c="8"/>s1.add(12.5);</text:p>
      <text:p text:style-name="P11"><text:s text:c="8"/>//s1 is considering all the objects added as objects of Object class</text:p>
      <text:p text:style-name="P11"><text:s text:c="8"/>//it removes duplicates</text:p>
      <text:p text:style-name="P11"><text:s text:c="8"/>System.out.println(s1);//the order enetred and the output are different bcz of hashcode</text:p>
      <text:p text:style-name="P11"/>
      <text:p text:style-name="P11"><text:s text:c="8"/>Set&lt;String&gt; s2=new HashSet&lt;String&gt;();</text:p>
      <text:p text:style-name="P11"><text:s text:c="8"/>s2.add("vish");</text:p>
      <text:p text:style-name="P11"><text:s text:c="8"/>s2.add("was");</text:p>
      <text:p text:style-name="P11"><text:s text:c="8"/>s2.add("gowda");</text:p>
      <text:p text:style-name="P11"><text:s text:c="8"/>System.out.println(s2);//It will not follow the order of insertion</text:p>
      <text:p text:style-name="P11"/>
      <text:p text:style-name="P11"><text:s text:c="8"/>//Linked HAshset</text:p>
      <text:p text:style-name="P11"><text:s text:c="8"/>//unsorted but ordered set</text:p>
      <text:p text:style-name="P11"><text:s text:c="8"/>//It follows the order of insertion</text:p>
      <text:p text:style-name="P11"><text:s text:c="8"/>Set&lt;String&gt; s3=new HashSet&lt;String&gt;();</text:p>
      <text:p text:style-name="P11"><text:s text:c="8"/>s3.add("vish");</text:p>
      <text:p text:style-name="P11"><text:s text:c="8"/>s3.add("was");</text:p>
      <text:p text:style-name="P11"><text:s text:c="8"/>s3.add("gowda");</text:p>
      <text:p text:style-name="P11"><text:s text:c="8"/>s3.add("torry");</text:p>
      <text:p text:style-name="P11"><text:s text:c="8"/>s3.add("vish");//latest entered duplicate will be considered</text:p>
      <text:p text:style-name="P11"/>
      <text:p text:style-name="P11"><text:s text:c="8"/>System.out.println(s3);</text:p>
      <text:p text:style-name="P11"/>
      <text:p text:style-name="P11"><text:s text:c="8"/>//TreeSet</text:p>
      <text:p text:style-name="P11"><text:s text:c="8"/>//Sorted Set according to natural order i.e a b c d</text:p>
      <text:p text:style-name="P11"><text:s text:c="8"/>Set&lt;String&gt; s4 =new TreeSet&lt;String&gt;();</text:p>
      <text:p text:style-name="P11"><text:s text:c="8"/>s4.add("vish");</text:p>
      <text:p text:style-name="P11"><text:s text:c="8"/>s4.add("arvind");</text:p>
      <text:p text:style-name="P11"><text:s text:c="8"/>s4.add("sanvi");</text:p>
      <text:p text:style-name="P11"><text:s text:c="8"/>s4.add("viv");</text:p>
      <text:p text:style-name="P11"><text:s text:c="8"/>s4.add("sanvi");</text:p>
      <text:p text:style-name="P11"><text:s text:c="8"/>System.out.println(s4);</text:p>
      <text:p text:style-name="P11"/>
      <text:p text:style-name="P11"><text:s text:c="4"/>}</text:p>
      <text:p text:style-name="P11">}</text:p>
      <text:p text:style-name="P11"/>
      <text:p text:style-name="P11"/>
      <text:p text:style-name="P11"/>
      <text:p text:style-name="P4"><text:soft-page-break/>CollectionListDemo</text:p>
      <text:p text:style-name="P12">I. <text:span text:style-name="T2">main_pack</text:span></text:p>
      <text:p text:style-name="P12"><text:span text:style-name="T2"/></text:p>
      <text:p text:style-name="P8">package com.thbs.mainpack;</text:p>
      <text:p text:style-name="P8">import java.util.*;</text:p>
      <text:p text:style-name="P8">public class Main {</text:p>
      <text:p text:style-name="P8"/>
      <text:p text:style-name="P8"><text:s text:c="4"/>public static void main(String[] args) {</text:p>
      <text:p text:style-name="P8"><text:tab/>// write your code here</text:p>
      <text:p text:style-name="P8"><text:s text:c="8"/>/*List&lt;String&gt; s =new ArrayList&lt;String&gt;();</text:p>
      <text:p text:style-name="P8"><text:s text:c="8"/>s.add("arun");</text:p>
      <text:p text:style-name="P8"><text:s text:c="8"/>s.add("kumar");</text:p>
      <text:p text:style-name="P8"><text:s text:c="8"/>s.add("vishnu");</text:p>
      <text:p text:style-name="P8"><text:s text:c="8"/>s.add("anu");</text:p>
      <text:p text:style-name="P8"><text:s text:c="8"/>s.add("kumar");</text:p>
      <text:p text:style-name="P8"><text:s text:c="8"/>System.out.println(s);</text:p>
      <text:p text:style-name="P8"/>
      <text:p text:style-name="P8"><text:s text:c="8"/>//to insert elements in particular index value</text:p>
      <text:p text:style-name="P8"><text:s text:c="8"/>//to insert at index at 3</text:p>
      <text:p text:style-name="P8"><text:s text:c="8"/>s.add(3,"vivek");</text:p>
      <text:p text:style-name="P8"><text:s text:c="8"/>System.out.println(s);</text:p>
      <text:p text:style-name="P8"><text:s text:c="8"/>s.remove(5);</text:p>
      <text:p text:style-name="P8"><text:s text:c="8"/>System.out.println(s);</text:p>
      <text:p text:style-name="P8"><text:s text:c="8"/>s.remove("vishnu");</text:p>
      <text:p text:style-name="P8"><text:s text:c="8"/>System.out.println(s);</text:p>
      <text:p text:style-name="P8"/>
      <text:p text:style-name="P8"><text:s text:c="8"/>//to merge two arrays</text:p>
      <text:p text:style-name="P8"><text:s text:c="8"/>ArrayList&lt;String&gt; s2=new ArrayList&lt;String&gt;();</text:p>
      <text:p text:style-name="P8"><text:s text:c="8"/>s2.add("one");</text:p>
      <text:p text:style-name="P8"><text:s text:c="8"/>s2.add("two");</text:p>
      <text:p text:style-name="P8"><text:s text:c="8"/>s2.add("three");</text:p>
      <text:p text:style-name="P8"/>
      <text:p text:style-name="P8"><text:s text:c="8"/>s.addAll(2,s2);</text:p>
      <text:p text:style-name="P8"><text:s text:c="8"/>System.out.println(s);</text:p>
      <text:p text:style-name="P8"/>
      <text:p text:style-name="P8"><text:s text:c="8"/>s.addAll(s2);</text:p>
      <text:p text:style-name="P8"><text:s text:c="8"/>System.out.println(s);</text:p>
      <text:p text:style-name="P8"/>
      <text:p text:style-name="P8"><text:s text:c="8"/>//traditional for loop for displaying</text:p>
      <text:p text:style-name="P8"><text:s text:c="8"/>for(int i=0;i&lt;s.size();i++)</text:p>
      <text:p text:style-name="P8"><text:s text:c="8"/>{</text:p>
      <text:p text:style-name="P8"><text:s text:c="12"/>System.out.println(s.get(i));</text:p>
      <text:p text:style-name="P8"><text:s text:c="8"/>}</text:p>
      <text:p text:style-name="P8"/>
      <text:p text:style-name="P8"><text:s text:c="8"/>//enhanced for loop</text:p>
      <text:p text:style-name="P8"><text:s text:c="8"/>System.out.println("enhanced for loop-----------------------------");</text:p>
      <text:p text:style-name="P8"><text:s text:c="8"/>for(String x:s2)</text:p>
      <text:p text:style-name="P8"><text:s text:c="8"/>{</text:p>
      <text:p text:style-name="P8"><text:s text:c="12"/>System.out.println(x+" ");</text:p>
      <text:p text:style-name="P8"><text:s text:c="8"/>}</text:p>
      <text:p text:style-name="P8"/>
      <text:p text:style-name="P8"><text:soft-page-break/><text:s text:c="8"/>//we can use iterator class object for iterating any collection</text:p>
      <text:p text:style-name="P8"><text:s text:c="8"/>//Iterator also for displaying</text:p>
      <text:p text:style-name="P8"><text:s text:c="8"/>System.out.println("Iterator ------------------------------------");</text:p>
      <text:p text:style-name="P8"><text:s text:c="7"/>Iterator i=s.iterator();</text:p>
      <text:p text:style-name="P8"><text:s text:c="8"/>while(i.hasNext())</text:p>
      <text:p text:style-name="P8"><text:s text:c="8"/>{</text:p>
      <text:p text:style-name="P8"><text:s text:c="12"/>System.out.println(i.next());</text:p>
      <text:p text:style-name="P8"><text:s text:c="8"/>}</text:p>
      <text:p text:style-name="P8"/>
      <text:p text:style-name="P8"><text:s text:c="8"/>Iterator&lt;String&gt; t=s.iterator();</text:p>
      <text:p text:style-name="P8"><text:s text:c="8"/>while(t.hasNext())</text:p>
      <text:p text:style-name="P8"><text:s text:c="8"/>{</text:p>
      <text:p text:style-name="P8"><text:s text:c="12"/>System.out.println(t.next().toUpperCase());</text:p>
      <text:p text:style-name="P8"><text:s text:c="12"/>System.out.println(t.next().toLowerCase());</text:p>
      <text:p text:style-name="P8"><text:s text:c="8"/>}</text:p>
      <text:p text:style-name="P8"><text:s text:c="8"/>*/</text:p>
      <text:p text:style-name="P8"><text:s text:c="8"/>//Array list to add integer</text:p>
      <text:p text:style-name="P8"><text:s text:c="8"/>Scanner sc=new Scanner(System.in);</text:p>
      <text:p text:style-name="P8"><text:s text:c="8"/>ArrayList&lt;Integer&gt; ilist=new ArrayList&lt;Integer&gt;();</text:p>
      <text:p text:style-name="P8"><text:s text:c="8"/>System.out.println("Number of elemets in array");</text:p>
      <text:p text:style-name="P8"><text:s text:c="8"/>int n=sc.nextInt();</text:p>
      <text:p text:style-name="P8"/>
      <text:p text:style-name="P8"><text:s text:c="8"/>System.out.println("Enter the elements");</text:p>
      <text:p text:style-name="P8"><text:s text:c="8"/>for(int i=0;i&lt;n;i++)</text:p>
      <text:p text:style-name="P8"><text:s text:c="8"/>{</text:p>
      <text:p text:style-name="P8"/>
      <text:p text:style-name="P8"><text:s text:c="12"/>int ele=sc.nextInt();</text:p>
      <text:p text:style-name="P8"><text:s text:c="12"/>ilist.add(ele);</text:p>
      <text:p text:style-name="P8"/>
      <text:p text:style-name="P8"><text:s text:c="8"/>}</text:p>
      <text:p text:style-name="P8"><text:s text:c="8"/>int sum=0;</text:p>
      <text:p text:style-name="P8"><text:s text:c="8"/>Iterator&lt;Integer&gt; it1=ilist.iterator();</text:p>
      <text:p text:style-name="P8"/>
      <text:p text:style-name="P8"><text:s text:c="8"/>while(it1.hasNext())</text:p>
      <text:p text:style-name="P8"><text:s text:c="8"/>{ int ele1= it1.next();</text:p>
      <text:p text:style-name="P8"><text:s text:c="12"/>System.out.println(ele1);</text:p>
      <text:p text:style-name="P8"><text:s text:c="12"/>sum+= ele1;</text:p>
      <text:p text:style-name="P8"><text:s text:c="8"/>}</text:p>
      <text:p text:style-name="P8"><text:s text:c="8"/>System.out.println("Sum of elemets "+sum);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CollectionLinkedListDemo</text:p>
      <text:p text:style-name="P12">I. <text:span text:style-name="T2">main_pack</text:span></text:p>
      <text:p text:style-name="P12"><text:span text:style-name="T2"/></text:p>
      <text:p text:style-name="P12">package com.thbs.mainpack;</text:p>
      <text:p text:style-name="P12">import java.util.*;</text:p>
      <text:p text:style-name="P12">public class Main {</text:p>
      <text:p text:style-name="P12"/>
      <text:p text:style-name="P12"><text:s text:c="4"/>public static void main(String[] args) {</text:p>
      <text:p text:style-name="P12"><text:tab/>// write your code here</text:p>
      <text:p text:style-name="P12"><text:s text:c="8"/>List&lt;String&gt; s1=new LinkedList&lt;String&gt;();</text:p>
      <text:p text:style-name="P12"><text:s text:c="8"/>s1.add("tiger");</text:p>
      <text:p text:style-name="P12"><text:s text:c="8"/>s1.add("lion");</text:p>
      <text:p text:style-name="P12"><text:s text:c="8"/>s1.add("monkey");</text:p>
      <text:p text:style-name="P12"/>
      <text:p text:style-name="P12"><text:s text:c="8"/>System.out.println(s1.isEmpty());</text:p>
      <text:p text:style-name="P12"><text:s text:c="8"/>System.out.println("contains lion?"+s1.contains("lion"));</text:p>
      <text:p text:style-name="P12"/>
      <text:p text:style-name="P12"><text:s text:c="8"/>//ListIterator can move in both directions</text:p>
      <text:p text:style-name="P12"><text:s text:c="8"/>ListIterator&lt;String&gt; it =s1.listIterator();</text:p>
      <text:p text:style-name="P12"><text:s text:c="8"/>System.out.println(" ");</text:p>
      <text:p text:style-name="P12"><text:s text:c="8"/>while(it.hasNext())</text:p>
      <text:p text:style-name="P12"><text:s text:c="8"/>{</text:p>
      <text:p text:style-name="P12"><text:s text:c="12"/>System.out.println(it.next()+" ");</text:p>
      <text:p text:style-name="P12"/>
      <text:p text:style-name="P12"><text:s text:c="8"/>}</text:p>
      <text:p text:style-name="P12"><text:s text:c="8"/>//Now .it is in last position so now can reverse</text:p>
      <text:p text:style-name="P12"><text:s text:c="8"/>System.out.println("printing in backward direction");</text:p>
      <text:p text:style-name="P12"><text:s text:c="8"/>while(it.hasPrevious())</text:p>
      <text:p text:style-name="P12"><text:s text:c="8"/>{</text:p>
      <text:p text:style-name="P12"><text:s text:c="12"/>System.out.println(it.previous());</text:p>
      <text:p text:style-name="P12"><text:s text:c="8"/>}</text:p>
      <text:p text:style-name="P12"/>
      <text:p text:style-name="P12"><text:s text:c="8"/>//To permanentley reverse it</text:p>
      <text:p text:style-name="P12"><text:s text:c="8"/>Collections.reverse(s1);</text:p>
      <text:p text:style-name="P12"><text:s text:c="8"/>System.out.println(s1);</text:p>
      <text:p text:style-name="P12"><text:s text:c="8"/>//to sort</text:p>
      <text:p text:style-name="P12"><text:s text:c="8"/>Collections.sort(s1);</text:p>
      <text:p text:style-name="P12"><text:s text:c="8"/>System.out.println(s1);</text:p>
      <text:p text:style-name="P12"><text:s text:c="8"/>//to shuffle</text:p>
      <text:p text:style-name="P12"><text:s text:c="8"/>Collections.shuffle(s1);</text:p>
      <text:p text:style-name="P12"><text:s text:c="8"/>System.out.println(s1);</text:p>
      <text:p text:style-name="P12"><text:s text:c="4"/>}</text:p>
      <text:p text:style-name="P12">}</text:p>
      <text:p text:style-name="P12"/>
      <text:p text:style-name="P4"><text:soft-page-break/>CollectionVectorDemo</text:p>
      <text:p text:style-name="P12">I. <text:span text:style-name="T2">main_pack</text:span></text:p>
      <text:p text:style-name="P12">package com.thbs.mainpack;</text:p>
      <text:p text:style-name="P12">import java.util.*;</text:p>
      <text:p text:style-name="P12">public class Main {</text:p>
      <text:p text:style-name="P12"/>
      <text:p text:style-name="P12"><text:s text:c="4"/>public static void main(String[] args) {</text:p>
      <text:p text:style-name="P12"><text:tab/>// write your code here</text:p>
      <text:p text:style-name="P12"><text:s text:c="8"/>Vector&lt;String&gt; v1=new Vector&lt;String&gt;();</text:p>
      <text:p text:style-name="P12"><text:s text:c="8"/>v1.add("ram");</text:p>
      <text:p text:style-name="P12"><text:s text:c="8"/>v1.add("Hanuman");</text:p>
      <text:p text:style-name="P12"><text:s text:c="8"/>v1.add("gita");</text:p>
      <text:p text:style-name="P12"/>
      <text:p text:style-name="P12"><text:s text:c="8"/>Enumeration&lt;String&gt; e = v1.elements();</text:p>
      <text:p text:style-name="P12"><text:s text:c="8"/>while(e.hasMoreElements())</text:p>
      <text:p text:style-name="P12"><text:s text:c="8"/>{</text:p>
      <text:p text:style-name="P12"><text:s text:c="12"/>System.out.println(e.nextElement()+" ");</text:p>
      <text:p text:style-name="P12"><text:s text:c="8"/>}</text:p>
      <text:p text:style-name="P12"/>
      <text:p text:style-name="P12"><text:s text:c="8"/>System.out.println("-------------------------------------");</text:p>
      <text:p text:style-name="P12"><text:s text:c="8"/>System.out.println("USing iterator");</text:p>
      <text:p text:style-name="P12"/>
      <text:p text:style-name="P12"><text:s text:c="8"/>Iterator&lt;String&gt; i = v1.iterator();</text:p>
      <text:p text:style-name="P12"><text:s text:c="8"/>while(i.hasNext())</text:p>
      <text:p text:style-name="P12"><text:s text:c="8"/>{</text:p>
      <text:p text:style-name="P12"><text:s text:c="12"/>System.out.println(i.next());</text:p>
      <text:p text:style-name="P12"><text:s text:c="8"/>}</text:p>
      <text:p text:style-name="P12"/>
      <text:p text:style-name="P12"><text:s text:c="4"/>}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CollectionStackDemo</text:p>
      <text:p text:style-name="P13">I. main_pack</text:p>
      <text:p text:style-name="P13"/>
      <text:p text:style-name="P13"/>
      <text:p text:style-name="P13">package com.thbs.mainpack;</text:p>
      <text:p text:style-name="P13">import java.util.*;</text:p>
      <text:p text:style-name="P13">public class Main {</text:p>
      <text:p text:style-name="P13"/>
      <text:p text:style-name="P13"><text:s text:c="4"/>public static void main(String[] args) {</text:p>
      <text:p text:style-name="P13"><text:tab/>// write your code here</text:p>
      <text:p text:style-name="P13"><text:s text:c="8"/>//LIFO</text:p>
      <text:p text:style-name="P13"><text:s text:c="8"/>Stack&lt;String&gt; s1=new Stack&lt;String&gt;();</text:p>
      <text:p text:style-name="P13"><text:s text:c="8"/>s1.push("kkk");</text:p>
      <text:p text:style-name="P13"><text:s text:c="8"/>s1.push("aaa");</text:p>
      <text:p text:style-name="P13"><text:s text:c="8"/>s1.push("lll");</text:p>
      <text:p text:style-name="P13"><text:s text:c="8"/>s1.push("vish");</text:p>
      <text:p text:style-name="P13"><text:s text:c="8"/>s1.push("naa");</text:p>
      <text:p text:style-name="P13"><text:s text:c="8"/>s1.push("stl");</text:p>
      <text:p text:style-name="P13"/>
      <text:p text:style-name="P13"><text:s text:c="8"/>System.out.println(s1.pop());//removes last element</text:p>
      <text:p text:style-name="P13"><text:s text:c="8"/>System.out.println(s1);</text:p>
      <text:p text:style-name="P13"/>
      <text:p text:style-name="P13"><text:s text:c="8"/>System.out.println(s1.peek());//peek doesn't remove but return top element</text:p>
      <text:p text:style-name="P13"><text:s text:c="8"/>System.out.println(s1);</text:p>
      <text:p text:style-name="P13"/>
      <text:p text:style-name="P13"><text:s text:c="8"/>System.out.println(s1.search("xxx"));</text:p>
      <text:p text:style-name="P13"><text:s text:c="8"/>System.out.println(s1.search("lll"));// it shows position of that string[naa will be 1,vish-2,lll-3]</text:p>
      <text:p text:style-name="P13"/>
      <text:p text:style-name="P13"><text:s text:c="8"/>System.out.println(s1.contains("vish"));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CollectionQueueDemo</text:p>
      <text:p text:style-name="P13">I. <text:span text:style-name="T2">main_pack</text:span></text:p>
      <text:p text:style-name="P13"/>
      <text:p text:style-name="P13">package com.thbs.mainpack;</text:p>
      <text:p text:style-name="P13">import java.util.*;</text:p>
      <text:p text:style-name="P13">public class Main {</text:p>
      <text:p text:style-name="P13"/>
      <text:p text:style-name="P13"><text:s text:c="4"/>public static void main(String[] args) {</text:p>
      <text:p text:style-name="P13"><text:tab/>// write your code here</text:p>
      <text:p text:style-name="P13"><text:s text:c="8"/>Queue&lt;String&gt; q1=new LinkedList&lt;String&gt;() ;</text:p>
      <text:p text:style-name="P13"><text:s text:c="8"/>q1.add("Java");</text:p>
      <text:p text:style-name="P13"><text:s text:c="8"/>q1.add("c++");</text:p>
      <text:p text:style-name="P13"><text:s text:c="8"/>q1.add("c");</text:p>
      <text:p text:style-name="P13"><text:s text:c="8"/>q1.add("HTML");</text:p>
      <text:p text:style-name="P13"><text:s text:c="8"/>System.out.println(q1);</text:p>
      <text:p text:style-name="P13"><text:s text:c="8"/>//FIFO</text:p>
      <text:p text:style-name="P13"><text:s text:c="8"/>System.out.println(q1.poll());//remove the element</text:p>
      <text:p text:style-name="P13"><text:s text:c="8"/>System.out.println(q1);</text:p>
      <text:p text:style-name="P13"><text:s text:c="8"/>System.out.println(q1.peek());//not removes but tells which element will be removed in FIFO order</text:p>
      <text:p text:style-name="P13"/>
      <text:p text:style-name="P13"/>
      <text:p text:style-name="P13"/>
      <text:p text:style-name="P13"><text:s text:c="9"/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CollectionMapDemo</text:p>
      <text:p text:style-name="P13">I.main_pack</text:p>
      <text:p text:style-name="P13"/>
      <text:p text:style-name="P9">package com.thbs.mainpack;</text:p>
      <text:p text:style-name="P9"/>
      <text:p text:style-name="P9">import java.util.*;</text:p>
      <text:p text:style-name="P9"/>
      <text:p text:style-name="P9">public class Main {</text:p>
      <text:p text:style-name="P9"/>
      <text:p text:style-name="P9"><text:s text:c="4"/>public static void main(String[] args) {</text:p>
      <text:p text:style-name="P9"><text:tab/>// write your code here</text:p>
      <text:p text:style-name="P9"><text:s text:c="8"/>/*Map&lt;Integer,String&gt; m=new HashMap&lt;Integer,String&gt;();*/</text:p>
      <text:p text:style-name="P9"><text:s text:c="8"/>//method used to insert objects in map</text:p>
      <text:p text:style-name="P9"><text:s text:c="8"/>/*m.put(100,"Books");</text:p>
      <text:p text:style-name="P9"><text:s text:c="8"/>m.put(500,"plants");</text:p>
      <text:p text:style-name="P9"><text:s text:c="8"/>m.put(200,"pen");</text:p>
      <text:p text:style-name="P9"><text:s text:c="8"/>m.put(250,"cycle");</text:p>
      <text:p text:style-name="P9"><text:s text:c="8"/>m.put(null,null);//only one key value null is allowed,but any num of null in values</text:p>
      <text:p text:style-name="P9"><text:s text:c="8"/>m.put(300,"car");</text:p>
      <text:p text:style-name="P9"><text:s text:c="8"/>m.put(350,null);</text:p>
      <text:p text:style-name="P9"><text:s text:c="8"/>m.put(200,"motor");//latest value will overide the duplicate key</text:p>
      <text:p text:style-name="P9"><text:s text:c="8"/>//no order of insertion</text:p>
      <text:p text:style-name="P9"><text:s text:c="8"/>System.out.println(m);*/</text:p>
      <text:p text:style-name="P9"/>
      <text:p text:style-name="P9"/>
      <text:p text:style-name="P9"><text:s text:c="8"/>//Linked Hashmap</text:p>
      <text:p text:style-name="P9"><text:s text:c="7"/>/* Map&lt;Integer,String&gt; n=new LinkedHashMap&lt;Integer,String&gt;();</text:p>
      <text:p text:style-name="P9"><text:s text:c="8"/>n.put(100,"Books");</text:p>
      <text:p text:style-name="P9"><text:s text:c="8"/>n.put(500,"plants");</text:p>
      <text:p text:style-name="P9"><text:s text:c="8"/>n.put(200,"pen");</text:p>
      <text:p text:style-name="P9"><text:s text:c="8"/>n.put(250,"cycle");</text:p>
      <text:p text:style-name="P9"><text:s text:c="8"/>n.put(null,null);//only one key value null is allowed,but any num of null in values</text:p>
      <text:p text:style-name="P9"><text:s text:c="8"/>n.put(300,"car");</text:p>
      <text:p text:style-name="P9"><text:s text:c="8"/>n.put(350,null);</text:p>
      <text:p text:style-name="P9"><text:s text:c="8"/>n.put(200,"motor");</text:p>
      <text:p text:style-name="P9"><text:s text:c="6"/>//follows <text:s/>order of insertion</text:p>
      <text:p text:style-name="P9"><text:s text:c="8"/>System.out.println(n);*/</text:p>
      <text:p text:style-name="P9"/>
      <text:p text:style-name="P9"><text:s text:c="8"/>//TRee MAP</text:p>
      <text:p text:style-name="P9"><text:s text:c="8"/>//sorts based on key values</text:p>
      <text:p text:style-name="P9"><text:s text:c="8"/>/*Map&lt;Integer,String&gt; n=new TreeMap&lt;Integer,String&gt;();</text:p>
      <text:p text:style-name="P9"><text:s text:c="8"/>n.put(100,"Books");</text:p>
      <text:p text:style-name="P9"><text:s text:c="8"/>n.put(500,"plants");</text:p>
      <text:p text:style-name="P9"><text:s text:c="8"/>n.put(200,"pen");</text:p>
      <text:p text:style-name="P9"><text:s text:c="8"/>n.put(50,"cycle");</text:p>
      <text:p text:style-name="P9"><text:s text:c="8"/>//n.put(null,null);//null key is not allowed in key map</text:p>
      <text:p text:style-name="P9"><text:s text:c="8"/>n.put(300,"car");</text:p>
      <text:p text:style-name="P9"><text:s text:c="8"/>n.put(150,null);</text:p>
      <text:p text:style-name="P9"><text:s text:c="8"/>n.put(200,"motor");</text:p>
      <text:p text:style-name="P9"><text:s text:c="8"/>System.out.println(n);*/</text:p>
      <text:p text:style-name="P9"/>
      <text:p text:style-name="P9"><text:soft-page-break/><text:s text:c="8"/>//HashTable-doesnt allow null as key value at all</text:p>
      <text:p text:style-name="P9"><text:s text:c="8"/>//All its methods are thread safe</text:p>
      <text:p text:style-name="P9"><text:s text:c="8"/>//ALmost same as Hashmap except null key and null values also</text:p>
      <text:p text:style-name="P9"><text:s text:c="8"/>Map&lt;Integer,String&gt; m=new Hashtable&lt;Integer,String&gt;();</text:p>
      <text:p text:style-name="P9"><text:s text:c="8"/>m.put(700,"Books");</text:p>
      <text:p text:style-name="P9"><text:s text:c="8"/>m.put(500,"plants");</text:p>
      <text:p text:style-name="P9"><text:s text:c="8"/>m.put(200,"pen");</text:p>
      <text:p text:style-name="P9"><text:s text:c="8"/>m.put(250,"cycle");</text:p>
      <text:p text:style-name="P9"><text:s text:c="6"/>// <text:s/>m.put(null,null);//null key is not allowed</text:p>
      <text:p text:style-name="P9"><text:s text:c="8"/>m.put(300,"car");</text:p>
      <text:p text:style-name="P9"><text:s text:c="7"/>// m.put(350,null);</text:p>
      <text:p text:style-name="P9"><text:s text:c="8"/>m.put(200,"motor");//latest value will overide the duplicate key</text:p>
      <text:p text:style-name="P9"><text:s text:c="8"/>// no order of insertion</text:p>
      <text:p text:style-name="P9"><text:s text:c="8"/>System.out.println(m);</text:p>
      <text:p text:style-name="P9"><text:s text:c="4"/>}</text:p>
      <text:p text:style-name="P9">}</text:p>
      <text:p text:style-name="P9"/>
      <text:p text:style-name="P9"/>
      <text:p text:style-name="P9"/>
      <text:p text:style-name="P13"/>
      <text:p text:style-name="P13"/>
      <text:p text:style-name="P13"/>
      <text:p text:style-name="P5">CollectionMapDemo111</text:p>
      <text:p text:style-name="P13">I. <text:span text:style-name="T2">cust_pack</text:span></text:p>
      <text:p text:style-name="P13"/>
      <text:p text:style-name="P9">package com.thbs.custpack;</text:p>
      <text:p text:style-name="P9"/>
      <text:p text:style-name="P9">public class Customer {</text:p>
      <text:p text:style-name="P9">private int id;</text:p>
      <text:p text:style-name="P9">private String name;</text:p>
      <text:p text:style-name="P9"/>
      <text:p text:style-name="P9"><text:s text:c="4"/>public Customer(int id, String name) {</text:p>
      <text:p text:style-name="P9"><text:s text:c="8"/>this.id = id;</text:p>
      <text:p text:style-name="P9"><text:s text:c="8"/>this.name = name;</text:p>
      <text:p text:style-name="P9"><text:s text:c="4"/>}</text:p>
      <text:p text:style-name="P9"/>
      <text:p text:style-name="P9"><text:s text:c="4"/>@Override</text:p>
      <text:p text:style-name="P9"><text:s text:c="4"/>public String toString() {</text:p>
      <text:p text:style-name="P9"><text:s text:c="8"/>return "Customer{" +</text:p>
      <text:p text:style-name="P9"><text:s text:c="16"/>"id=" + id +</text:p>
      <text:p text:style-name="P9"><text:s text:c="16"/>", name='" + name + '\'' +</text:p>
      <text:p text:style-name="P9"><text:s text:c="16"/>'}';</text:p>
      <text:p text:style-name="P9"><text:s text:c="4"/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i. <text:span text:style-name="T2">main_pack</text:span></text:p>
      <text:p text:style-name="P9">package com.thbs.mainpack;</text:p>
      <text:p text:style-name="P9"/>
      <text:p text:style-name="P9">import com.thbs.custpack.Customer;</text:p>
      <text:p text:style-name="P9"/>
      <text:p text:style-name="P9">import java.util.HashMap;</text:p>
      <text:p text:style-name="P9">import java.util.Map;</text:p>
      <text:p text:style-name="P9"/>
      <text:p text:style-name="P9">public class Main {</text:p>
      <text:p text:style-name="P9"/>
      <text:p text:style-name="P9"><text:s text:c="4"/>public static void main(String[] args) {</text:p>
      <text:p text:style-name="P9"><text:tab/>// write your code here</text:p>
      <text:p text:style-name="P9">//problem is to get the stock value in furniture shop</text:p>
      <text:p text:style-name="P9"><text:s text:c="7"/>/* Map&lt;String,Integer&gt; hm=new HashMap&lt;String,Integer&gt;();</text:p>
      <text:p text:style-name="P9"><text:s text:c="8"/>hm.put("Sofa",5000);</text:p>
      <text:p text:style-name="P9"><text:s text:c="8"/>hm.put("Lamp",2000);</text:p>
      <text:p text:style-name="P9"><text:s text:c="8"/>hm.put("table",6000);</text:p>
      <text:p text:style-name="P9"><text:s text:c="8"/>hm.put("chairs",19000);</text:p>
      <text:p text:style-name="P9"/>
      <text:p text:style-name="P9"><text:s text:c="8"/>//we can get access key separetely</text:p>
      <text:p text:style-name="P9"><text:s text:c="8"/>System.out.println(hm.keySet());</text:p>
      <text:p text:style-name="P9"/>
      <text:p text:style-name="P9"><text:s text:c="8"/>//to get only values</text:p>
      <text:p text:style-name="P9"><text:s text:c="8"/>System.out.println(hm.values());</text:p>
      <text:p text:style-name="P9"/>
      <text:p text:style-name="P9"><text:s text:c="8"/>//to get both</text:p>
      <text:p text:style-name="P9"><text:s text:c="8"/>System.out.println(hm.entrySet());</text:p>
      <text:p text:style-name="P9"/>
      <text:p text:style-name="P9"><text:s text:c="8"/>//to add values we need to iterate</text:p>
      <text:p text:style-name="P9"><text:s text:c="8"/>//through key we can access values</text:p>
      <text:p text:style-name="P9"><text:s text:c="8"/>int sum=0;</text:p>
      <text:p text:style-name="P9"><text:s text:c="8"/>for(String i:hm.keySet())</text:p>
      <text:p text:style-name="P9"><text:s text:c="8"/>{</text:p>
      <text:p text:style-name="P9"><text:s text:c="12"/>System.out.println(i+" "+hm.get(i));</text:p>
      <text:p text:style-name="P9"/>
      <text:p text:style-name="P9"><text:s text:c="8"/>}</text:p>
      <text:p text:style-name="P9"><text:s text:c="8"/>for(String i:hm.keySet())</text:p>
      <text:p text:style-name="P9"><text:s text:c="8"/>{</text:p>
      <text:p text:style-name="P9"/>
      <text:p text:style-name="P9"><text:s text:c="12"/>sum+=hm.get(i);</text:p>
      <text:p text:style-name="P9"><text:s text:c="8"/>}</text:p>
      <text:p text:style-name="P9"><text:s text:c="8"/>System.out.println("Total stock value is <text:s/>"+sum);*/</text:p>
      <text:p text:style-name="P9"/>
      <text:p text:style-name="P9"/>
      <text:p text:style-name="P9"><text:s text:c="8"/>//problem-2</text:p>
      <text:p text:style-name="P9"><text:s text:c="7"/>// To find sales by creating class</text:p>
      <text:p text:style-name="P9"><text:s text:c="8"/>/*HashMap&lt;Customer,Integer&gt; custmap=new HashMap&lt;Customer,Integer&gt;();</text:p>
      <text:p text:style-name="P9"><text:s text:c="16"/>custmap.put(new Customer(200,"Ram"),10000);</text:p>
      <text:p text:style-name="P9"><text:s text:c="8"/>custmap.put(new Customer(120,"adi"),2000);</text:p>
      <text:p text:style-name="P9"><text:s text:c="8"/>custmap.put(new Customer(101,"vivek"),2500);</text:p>
      <text:p text:style-name="P9"/>
      <text:p text:style-name="P9"/>
      <text:p text:style-name="P9"><text:soft-page-break/><text:s text:c="8"/>for(Customer c:custmap.keySet())</text:p>
      <text:p text:style-name="P9"><text:s text:c="8"/>{</text:p>
      <text:p text:style-name="P9"><text:s text:c="12"/>System.out.println(c+" <text:s/>"+custmap.get(c));</text:p>
      <text:p text:style-name="P9"><text:s text:c="8"/>}</text:p>
      <text:p text:style-name="P9"/>
      <text:p text:style-name="P9"/>
      <text:p text:style-name="P9"><text:s text:c="8"/>int total_sales_amt=0;</text:p>
      <text:p text:style-name="P9"><text:s text:c="8"/>for(Customer c:custmap.keySet())</text:p>
      <text:p text:style-name="P9"><text:s text:c="8"/>{</text:p>
      <text:p text:style-name="P9"><text:s text:c="12"/>total_sales_amt+=custmap.get(c);</text:p>
      <text:p text:style-name="P9"><text:s text:c="8"/>}</text:p>
      <text:p text:style-name="P9"><text:s text:c="8"/>System.out.println("Total sales amount <text:s text:c="2"/>"+total_sales_amt);*/</text:p>
      <text:p text:style-name="P9"/>
      <text:p text:style-name="P9"><text:s text:c="8"/>//Problem-3</text:p>
      <text:p text:style-name="P9"><text:s text:c="8"/>//to print states and its capital</text:p>
      <text:p text:style-name="P9"><text:s text:c="8"/>Map&lt;String,String&gt; s1=new HashMap&lt;String,String&gt;();</text:p>
      <text:p text:style-name="P9"><text:s text:c="8"/>s1.put("Karnataka","Benagluru");</text:p>
      <text:p text:style-name="P9"><text:s text:c="8"/>s1.put("TN","Chennai");</text:p>
      <text:p text:style-name="P9"><text:s text:c="8"/>s1.put("Kerala","Kochi");</text:p>
      <text:p text:style-name="P9"/>
      <text:p text:style-name="P9"/>
      <text:p text:style-name="P9"><text:s text:c="8"/>for(String state:s1.keySet())</text:p>
      <text:p text:style-name="P9"><text:s text:c="8"/>{</text:p>
      <text:p text:style-name="P9"><text:s text:c="12"/>System.out.println(state+" <text:s/>"+s1.get(state));</text:p>
      <text:p text:style-name="P9"><text:s text:c="8"/>}</text:p>
      <text:p text:style-name="P9"/>
      <text:p text:style-name="P9"><text:s text:c="4"/>}</text:p>
      <text:p text:style-name="P9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7T20:35:16.082000000</dc:date>
    <meta:editing-duration>PT8M29S</meta:editing-duration>
    <meta:editing-cycles>3</meta:editing-cycles>
    <meta:document-statistic meta:table-count="0" meta:image-count="0" meta:object-count="0" meta:page-count="13" meta:paragraph-count="438" meta:word-count="1129" meta:character-count="13537" meta:non-whitespace-character-count="9843"/>
  </office:meta>
</office:document-meta>
</file>